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200CA2A0A9EE8419BB9.png" manifest:media-type="image/png"/>
  <manifest:file-entry manifest:full-path="Pictures/10000201000006400000037F7DDDE55D0300D135.png" manifest:media-type="image/png"/>
  <manifest:file-entry manifest:full-path="Pictures/100002010000010000000100B35C8466DEFDD227.png" manifest:media-type="image/png"/>
  <manifest:file-entry manifest:full-path="Pictures/10000201000008B9000008D850CEBCC1753D8CF1.png" manifest:media-type="image/png"/>
  <manifest:file-entry manifest:full-path="Pictures/10000201000004B0000005EC73F37732795B80F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333333" draw:opacity="100%" draw:textarea-horizontal-align="justify" draw:textarea-vertical-align="middle" draw:auto-grow-height="false" fo:min-height="0.75cm" fo:min-width="5.5cm"/>
    </style:style>
    <style:style style:name="gr2" style:family="graphic" style:parent-style-name="standard">
      <style:graphic-properties draw:stroke="dash" draw:stroke-dash="Fine_20_Dashed" svg:stroke-width="0.081cm" svg:stroke-color="#333333" draw:marker-start-width="0.321cm" draw:marker-end-width="0.321cm" draw:fill="solid" draw:fill-color="#b2b2b2" draw:opacity="50%" draw:textarea-horizontal-align="justify" draw:textarea-vertical-align="middle" draw:auto-grow-height="false" fo:min-height="7.07cm" fo:min-width="5.42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width="0.053cm" svg:stroke-color="#00381f" draw:marker-start-width="0.279cm" draw:marker-end-width="0.279cm" draw:fill-color="#006c3b" draw:opacity="67%" draw:textarea-horizontal-align="justify" draw:textarea-vertical-align="middle" draw:auto-grow-height="false" fo:min-height="3.698cm" fo:min-width="4.948cm" fo:padding-top="0.151cm" fo:padding-bottom="0.151cm" fo:padding-left="0.276cm" fo:padding-right="0.276cm"/>
    </style:style>
    <style:style style:name="gr4" style:family="graphic" style:parent-style-name="standard">
      <style:graphic-properties draw:stroke="none" draw:textarea-horizontal-align="justify" draw:textarea-vertical-align="middle" draw:auto-grow-height="false" fo:min-height="1.75cm" fo:min-width="3.4cm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67%" style:mirror="none"/>
    </style:style>
    <style:style style:name="gr6" style:family="graphic" style:parent-style-name="standard">
      <style:graphic-properties svg:stroke-width="0.081cm" svg:stroke-color="#666666" draw:marker-start-width="0.321cm" draw:marker-end-width="0.321cm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width="0.053cm" draw:marker-start-width="0.279cm" draw:marker-end-width="0.279cm" draw:fill-color="#0d1f63" draw:opacity="67%" draw:textarea-horizontal-align="justify" draw:textarea-vertical-align="middle" draw:auto-grow-height="false" fo:min-height="1.698cm" fo:min-width="4.448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width="0.053cm" svg:stroke-color="#333333" draw:marker-start-width="0.279cm" draw:marker-end-width="0.279cm" draw:fill-color="#999999" draw:textarea-horizontal-align="justify" draw:textarea-vertical-align="middle" draw:auto-grow-height="false" fo:min-height="1.698cm" fo:min-width="4.448cm" fo:padding-top="0.151cm" fo:padding-bottom="0.151cm" fo:padding-left="0.276cm" fo:padding-right="0.276cm"/>
    </style:style>
    <style:style style:name="gr9" style:family="graphic" style:parent-style-name="standard">
      <style:graphic-properties svg:stroke-width="0.081cm" svg:stroke-color="#0066b3" draw:marker-start-width="0.321cm" draw:marker-end-width="0.321cm" draw:textarea-vertical-align="middle" fo:padding-top="0.165cm" fo:padding-bottom="0.165cm" fo:padding-left="0.29cm" fo:padding-right="0.29cm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0.714cm"/>
    </style:style>
    <style:style style:name="gr12" style:family="graphic" style:parent-style-name="standard">
      <style:graphic-properties draw:stroke="none" draw:textarea-horizontal-align="justify" draw:textarea-vertical-align="middle" draw:auto-grow-height="false" fo:min-height="1.75cm" fo:min-width="3.5cm"/>
    </style:style>
    <style:style style:name="gr1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</style:style>
    <style:style style:name="P2" style:family="paragraph">
      <loext:graphic-properties draw:fill-color="#333333" draw:opacity="100%"/>
      <style:paragraph-properties fo:text-align="center"/>
    </style:style>
    <style:style style:name="P3" style:family="paragraph">
      <loext:graphic-properties draw:fill="solid" draw:fill-color="#b2b2b2" draw:opacity="50%"/>
      <style:paragraph-properties fo:text-align="center"/>
    </style:style>
    <style:style style:name="P4" style:family="paragraph">
      <style:paragraph-properties fo:text-align="center"/>
      <style:text-properties style:font-name="Ubuntu"/>
    </style:style>
    <style:style style:name="P5" style:family="paragraph">
      <loext:graphic-properties draw:fill-color="#006c3b" draw:opacity="67%"/>
      <style:paragraph-properties fo:text-align="center"/>
      <style:text-properties style:font-name="Ubuntu"/>
    </style:style>
    <style:style style:name="P6" style:family="paragraph">
      <style:paragraph-properties fo:text-align="center"/>
      <style:text-properties fo:color="#666666" fo:background-color="#cccccc"/>
    </style:style>
    <style:style style:name="P7" style:family="paragraph">
      <loext:graphic-properties draw:fill-color="#0d1f63" draw:opacity="67%"/>
      <style:paragraph-properties fo:text-align="center"/>
      <style:text-properties style:font-name="Ubuntu"/>
    </style:style>
    <style:style style:name="P8" style:family="paragraph">
      <loext:graphic-properties draw:fill-color="#999999"/>
      <style:paragraph-properties fo:text-align="center"/>
      <style:text-properties style:font-name="Ubuntu"/>
    </style:style>
    <style:style style:name="P9" style:family="paragraph">
      <style:text-properties fo:color="#0066b3" fo:background-color="#adc5e7"/>
    </style:style>
    <style:style style:name="P10" style:family="paragraph">
      <loext:graphic-properties draw:fill="none"/>
      <style:text-properties fo:color="#0066b3" fo:background-color="#adc5e7"/>
    </style:style>
    <style:style style:name="T1" style:family="text">
      <style:text-properties fo:color="#666666" style:font-name="Ubuntu" fo:font-weight="bold" fo:background-color="#cccccc"/>
    </style:style>
    <style:style style:name="T2" style:family="text">
      <style:text-properties fo:color="#0066b3" style:font-name="Ubuntu" fo:font-weight="bold" fo:background-color="#adc5e7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6cm" svg:height="1cm" svg:x="2cm" svg:y="14cm">
          <text:p text:style-name="P1">Configuration 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cm" svg:height="1cm" svg:x="9cm" svg:y="14cm">
          <text:p text:style-name="P1">Configuration B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7.4cm" svg:x="9cm" svg:y="7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7.4cm" svg:x="2cm" svg:y="7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xml:id="id2" draw:id="id2" draw:layer="layout" svg:width="5.5cm" svg:height="4cm" svg:x="8cm" svg:y="2cm">
          <text:p text:style-name="P4">Raspberry Pi</text:p>
          <text:p text:style-name="P4">(Hotspot Wifi)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9cm" svg:height="2cm" svg:x="10cm" svg:y="8.5cm">
          <text:p text:style-name="P4">Sony RX-0</text:p>
          <text:p text:style-name="P4">(Camera)</text:p>
          <draw:enhanced-geometry svg:viewBox="0 0 21600 21600" draw:type="rectangle" draw:enhanced-path="M 0 0 L 21600 0 21600 21600 0 21600 0 0 Z N"/>
        </draw:custom-shape>
        <draw:frame draw:style-name="gr5" draw:text-style-name="P1" xml:id="id1" draw:id="id1" draw:layer="layout" svg:width="2cm" svg:height="2.02cm" svg:x="2.049cm" svg:y="2.99cm">
          <draw:image xlink:href="Pictures/10000201000008B9000008D850CEBCC1753D8CF1.png" xlink:type="simple" xlink:show="embed" xlink:actuate="onLoad">
            <text:p/>
          </draw:image>
        </draw:frame>
        <draw:custom-shape draw:style-name="gr4" draw:text-style-name="P4" draw:layer="layout" svg:width="3.9cm" svg:height="2cm" svg:x="10cm" svg:y="11.3cm">
          <text:p text:style-name="P4">FlashAir</text:p>
          <text:p text:style-name="P4">(SD Card)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4.049cm" svg:y1="4cm" svg:x2="8cm" svg:y2="4cm" draw:start-shape="id1" draw:start-glue-point="1" draw:end-shape="id2" draw:end-glue-point="3" svg:d="M4049 4000h3951" svg:viewBox="0 0 3952 1">
          <text:p text:style-name="P6"><text:span text:style-name="T1">Ethernet</text:span></text:p>
        </draw:connector>
        <draw:custom-shape draw:style-name="gr7" draw:text-style-name="P7" xml:id="id3" draw:id="id3" draw:layer="layout" svg:width="5cm" svg:height="2cm" svg:x="17cm" svg:y="1.5cm">
          <text:p text:style-name="P4">Arduino</text:p>
          <text:p text:style-name="P4">(CNC)</text:p>
          <draw:enhanced-geometry svg:viewBox="0 0 21600 21600" draw:type="rectangle" draw:enhanced-path="M 0 0 L 21600 0 21600 21600 0 21600 0 0 Z N"/>
        </draw:custom-shape>
        <draw:custom-shape draw:style-name="gr8" draw:text-style-name="P8" xml:id="id4" draw:id="id4" draw:layer="layout" svg:width="5cm" svg:height="2cm" svg:x="17cm" svg:y="4.5cm">
          <text:p text:style-name="P4">Gimball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line-skew="0.5cm" svg:x1="13.5cm" svg:y1="4cm" svg:x2="17cm" svg:y2="2.5cm" draw:start-shape="id2" draw:start-glue-point="1" draw:end-shape="id3" draw:end-glue-point="3" svg:d="M13500 4000h2250v-1500h1250" svg:viewBox="0 0 3501 1501">
          <text:p/>
        </draw:connector>
        <draw:connector draw:style-name="gr9" draw:text-style-name="P1" draw:layer="layout" draw:line-skew="0.5cm" svg:x1="13.5cm" svg:y1="4cm" svg:x2="17cm" svg:y2="5.5cm" draw:start-shape="id2" draw:start-glue-point="1" draw:end-shape="id4" draw:end-glue-point="3" svg:d="M13500 4000h2250v1500h1250" svg:viewBox="0 0 3501 1501">
          <text:p/>
        </draw:connector>
        <draw:frame draw:style-name="gr10" draw:text-style-name="P1" draw:layer="layout" svg:width="1cm" svg:height="1.3cm" svg:x="8.1cm" svg:y="2.1cm">
          <draw:image xlink:href="Pictures/10000201000004B0000005EC73F37732795B80F2.png" xlink:type="simple" xlink:show="embed" xlink:actuate="onLoad">
            <text:p/>
          </draw:image>
        </draw:frame>
        <draw:frame draw:style-name="gr10" draw:text-style-name="P1" draw:layer="layout" svg:width="1cm" svg:height="1cm" svg:x="17.1cm" svg:y="1.4cm">
          <draw:image xlink:href="Pictures/100002010000010000000100B35C8466DEFDD227.png" xlink:type="simple" xlink:show="embed" xlink:actuate="onLoad">
            <text:p/>
          </draw:image>
        </draw:frame>
        <draw:frame draw:style-name="gr11" draw:text-style-name="P10" draw:layer="layout" svg:width="1.747cm" svg:height="0.964cm" svg:x="13.685cm" svg:y="3.47cm">
          <draw:text-box>
            <text:p text:style-name="P9"><text:span text:style-name="T2">USB</text:span></text:p>
          </draw:text-box>
        </draw:frame>
        <draw:frame draw:style-name="gr10" draw:text-style-name="P1" draw:layer="layout" svg:width="1.842cm" svg:height="1.03cm" svg:x="9.829cm" svg:y="4.838cm">
          <draw:image xlink:href="Pictures/10000201000006400000037F7DDDE55D0300D135.png" xlink:type="simple" xlink:show="embed" xlink:actuate="onLoad">
            <text:p/>
          </draw:image>
        </draw:frame>
        <draw:custom-shape draw:style-name="gr12" draw:text-style-name="P4" draw:layer="layout" svg:width="4cm" svg:height="2cm" svg:x="3cm" svg:y="8.5cm">
          <text:p text:style-name="P4">RasPiCam</text:p>
          <text:p text:style-name="P4">(Camera)</text:p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1cm" svg:height="1cm" svg:x="9.385cm" svg:y="7.879cm">
          <draw:image xlink:href="Pictures/100002010000020000000200CA2A0A9EE8419BB9.png" xlink:type="simple" xlink:show="embed" xlink:actuate="onLoad">
            <text:p/>
          </draw:image>
        </draw:frame>
        <draw:frame draw:style-name="gr13" draw:text-style-name="P1" draw:layer="layout" svg:width="1cm" svg:height="1cm" svg:x="9.385cm" svg:y="10.679cm">
          <draw:image xlink:href="Pictures/100002010000020000000200CA2A0A9EE8419BB9.png" xlink:type="simple" xlink:show="embed" xlink:actuate="onLoad">
            <text:p/>
          </draw:image>
        </draw:frame>
        <draw:frame draw:style-name="gr13" draw:text-style-name="P1" draw:layer="layout" svg:width="1cm" svg:height="1cm" svg:x="2.385cm" svg:y="7.879cm">
          <draw:image xlink:href="Pictures/100002010000020000000200CA2A0A9EE8419BB9.png" xlink:type="simple" xlink:show="embed" xlink:actuate="onLoad">
            <text:p/>
          </draw:image>
        </draw:frame>
        <draw:custom-shape draw:style-name="gr1" draw:text-style-name="P2" draw:layer="layout" svg:width="6cm" svg:height="1cm" svg:x="16cm" svg:y="14cm">
          <text:p text:style-name="P1">Configuration C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7.4cm" svg:x="16cm" svg:y="7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9cm" svg:height="2cm" svg:x="17cm" svg:y="8.5cm">
          <text:p text:style-name="P4">Sony Alpha</text:p>
          <text:p text:style-name="P4">(Camera)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9cm" svg:height="2cm" svg:x="17cm" svg:y="11.3cm">
          <text:p text:style-name="P4">FlashAir</text:p>
          <text:p text:style-name="P4">(SD Card)</text:p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1cm" svg:height="1cm" svg:x="16.385cm" svg:y="7.879cm">
          <draw:image xlink:href="Pictures/100002010000020000000200CA2A0A9EE8419BB9.png" xlink:type="simple" xlink:show="embed" xlink:actuate="onLoad">
            <text:p/>
          </draw:image>
        </draw:frame>
        <draw:frame draw:style-name="gr13" draw:text-style-name="P1" draw:layer="layout" svg:width="1cm" svg:height="1cm" svg:x="16.385cm" svg:y="10.679cm">
          <draw:image xlink:href="Pictures/100002010000020000000200CA2A0A9EE8419BB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nathan LEGRAND</meta:initial-creator>
    <meta:creation-date>2020-03-06T13:39:29.898394455</meta:creation-date>
    <dc:date>2020-03-09T17:43:36.340762448</dc:date>
    <dc:creator>Jonathan LEGRAND</dc:creator>
    <meta:editing-duration>PT6H41M41S</meta:editing-duration>
    <meta:editing-cycles>9</meta:editing-cycles>
    <meta:generator>LibreOffice/6.0.7.3$Linux_X86_64 LibreOffice_project/00m0$Build-3</meta:generator>
    <meta:document-statistic meta:object-count="27"/>
  </office:meta>
</office:document-meta>
</file>